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text-indent="0.4916in"/>
      <style:text-properties style:font-name="Times New Roman" fo:font-size="10.5pt" style:font-size-asian="10.5pt"/>
    </style:style>
    <style:style style:name="P2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3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4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5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6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7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Fonteparág.padrão" style:family="text">
      <style:text-properties style:font-name="serif" fo:font-size="11pt" style:font-size-asian="11pt"/>
    </style:style>
    <style:style style:name="T11" style:parent-style-name="Fonteparág.padrão" style:family="text">
      <style:text-properties style:font-name="serif" fo:font-size="11pt" style:font-size-asian="11pt"/>
    </style:style>
    <style:style style:name="T12" style:parent-style-name="Fonteparág.padrão" style:family="text">
      <style:text-properties style:font-name="serif" fo:font-size="11pt" style:font-size-asian="11pt"/>
    </style:style>
    <style:style style:name="T13" style:parent-style-name="Fonteparág.padrão" style:family="text">
      <style:text-properties style:font-name="serif" fo:font-size="11pt" style:font-size-asian="11pt"/>
    </style:style>
    <style:style style:name="T14" style:parent-style-name="Fonteparág.padrão" style:family="text">
      <style:text-properties style:font-name="serif" fo:font-size="11pt" style:font-size-asian="11pt"/>
    </style:style>
    <style:style style:name="T15" style:parent-style-name="Fonteparág.padrão" style:family="text">
      <style:text-properties style:font-name="serif" fo:font-size="11pt" style:font-size-asian="11pt"/>
    </style:style>
    <style:style style:name="T16" style:parent-style-name="Fonteparág.padrão" style:family="text">
      <style:text-properties style:font-name="serif" fo:font-size="11pt" style:font-size-asian="11pt"/>
    </style:style>
    <style:style style:name="T17" style:parent-style-name="Fonteparág.padrão" style:family="text">
      <style:text-properties style:font-name="serif" fo:font-size="11pt" style:font-size-asian="11pt"/>
    </style:style>
    <style:style style:name="T18" style:parent-style-name="Fonteparág.padrão" style:family="text">
      <style:text-properties style:font-name="serif" fo:font-size="11pt" style:font-size-asian="11pt"/>
    </style:style>
    <style:style style:name="T19" style:parent-style-name="Fonteparág.padrão" style:family="text">
      <style:text-properties style:font-name="serif" fo:font-size="11pt" style:font-size-asian="11pt"/>
    </style:style>
    <style:style style:name="T20" style:parent-style-name="Fonteparág.padrão" style:family="text">
      <style:text-properties style:font-name="serif" fo:font-size="11pt" style:font-size-asian="11pt"/>
    </style:style>
    <style:style style:name="T21" style:parent-style-name="Fonteparág.padrão" style:family="text">
      <style:text-properties style:font-name="serif" fo:font-size="11pt" style:font-size-asian="11pt"/>
    </style:style>
    <style:style style:name="T22" style:parent-style-name="Fonteparág.padrão" style:family="text">
      <style:text-properties style:font-name="serif" fo:font-size="11pt" style:font-size-asian="11pt"/>
    </style:style>
    <style:style style:name="T23" style:parent-style-name="Fonteparág.padrão" style:family="text">
      <style:text-properties style:font-name="serif" fo:font-size="11pt" style:font-size-asian="11pt"/>
    </style:style>
    <style:style style:name="T24" style:parent-style-name="Fonteparág.padrão" style:family="text">
      <style:text-properties style:font-name="serif" fo:font-size="11pt" style:font-size-asian="11pt"/>
    </style:style>
    <style:style style:name="T25" style:parent-style-name="Fonteparág.padrão" style:family="text">
      <style:text-properties style:font-name="serif" fo:font-size="11pt" style:font-size-asian="11pt"/>
    </style:style>
    <style:style style:name="T26" style:parent-style-name="Fonteparág.padrão" style:family="text">
      <style:text-properties style:font-name="serif" fo:font-size="11pt" style:font-size-asian="11pt"/>
    </style:style>
    <style:style style:name="T27" style:parent-style-name="Fonteparág.padrão" style:family="text">
      <style:text-properties style:font-name="serif" fo:font-size="11pt" style:font-size-asian="11pt"/>
    </style:style>
    <style:style style:name="T28" style:parent-style-name="Fonteparág.padrão" style:family="text">
      <style:text-properties style:font-name="serif" fo:font-size="11pt" style:font-size-asian="11pt"/>
    </style:style>
    <style:style style:name="T29" style:parent-style-name="Fonteparág.padrão" style:family="text">
      <style:text-properties style:font-name="serif" fo:font-size="11pt" style:font-size-asian="11pt"/>
    </style:style>
    <style:style style:name="T30" style:parent-style-name="Fonteparág.padrão" style:family="text">
      <style:text-properties style:font-name="serif" fo:font-size="11pt" style:font-size-asian="11pt"/>
    </style:style>
    <style:style style:name="T31" style:parent-style-name="Fonteparág.padrão" style:family="text">
      <style:text-properties style:font-name="serif" fo:font-size="11pt" style:font-size-asian="11pt"/>
    </style:style>
    <style:style style:name="T32" style:parent-style-name="Fonteparág.padrão" style:family="text">
      <style:text-properties style:font-name="serif" fo:font-size="11pt" style:font-size-asian="11pt"/>
    </style:style>
    <style:style style:name="T33" style:parent-style-name="Fonteparág.padrão" style:family="text">
      <style:text-properties style:font-name="serif" fo:font-size="11pt" style:font-size-asian="11pt"/>
    </style:style>
    <style:style style:name="T34" style:parent-style-name="Fonteparág.padrão" style:family="text">
      <style:text-properties style:font-name="serif" fo:font-size="11pt" style:font-size-asian="11pt"/>
    </style:style>
    <style:style style:name="T35" style:parent-style-name="Fonteparág.padrão" style:family="text">
      <style:text-properties style:font-name="serif" fo:font-size="11pt" style:font-size-asian="11pt"/>
    </style:style>
    <style:style style:name="T36" style:parent-style-name="Fonteparág.padrão" style:family="text">
      <style:text-properties style:font-name="serif" fo:font-size="11pt" style:font-size-asian="11pt"/>
    </style:style>
    <style:style style:name="T37" style:parent-style-name="Fonteparág.padrão" style:family="text">
      <style:text-properties style:font-name="serif" fo:font-size="11pt" style:font-size-asian="11pt"/>
    </style:style>
    <style:style style:name="T38" style:parent-style-name="Fonteparág.padrão" style:family="text">
      <style:text-properties style:font-name="serif" fo:font-size="11pt" style:font-size-asian="11pt"/>
    </style:style>
    <style:style style:name="T39" style:parent-style-name="Fonteparág.padrão" style:family="text">
      <style:text-properties style:font-name="serif" fo:font-size="11pt" style:font-size-asian="11pt"/>
    </style:style>
    <style:style style:name="T40" style:parent-style-name="Fonteparág.padrão" style:family="text">
      <style:text-properties style:font-name="serif" fo:font-size="11pt" style:font-size-asian="11pt"/>
    </style:style>
    <style:style style:name="T41" style:parent-style-name="Fonteparág.padrão" style:family="text">
      <style:text-properties style:font-name="serif" fo:font-size="11pt" style:font-size-asian="11pt"/>
    </style:style>
    <style:style style:name="T42" style:parent-style-name="Fonteparág.padrão" style:family="text">
      <style:text-properties style:font-name="serif" fo:font-size="11pt" style:font-size-asian="11pt"/>
    </style:style>
    <style:style style:name="T43" style:parent-style-name="Fonteparág.padrão" style:family="text">
      <style:text-properties style:font-name="serif" fo:font-size="11pt" style:font-size-asian="11pt"/>
    </style:style>
    <style:style style:name="T44" style:parent-style-name="Fonteparág.padrão" style:family="text">
      <style:text-properties style:font-name="serif" fo:font-size="11pt" style:font-size-asian="11pt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Textbody" style:family="paragraph">
      <style:text-properties fo:background-color="#FFFF00"/>
    </style:style>
    <style:style style:name="P48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9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0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1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2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3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4" style:parent-style-name="Textbody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5" style:parent-style-name="Textbody" style:family="paragraph">
      <style:paragraph-properties fo:text-align="justify"/>
    </style:style>
  </office:automatic-styles>
  <office:body>
    <office:text text:use-soft-page-breaks="true">
      <text:p text:style-name="P1">Trata-se de execução penal em desfavor do apenado acima nominado, em que me vieram conclusos os autos para análise da progressão de regime.</text:p>
      <text:p text:style-name="P2">Instado a se manifestar, o Ministério Público requereu a designação de audiência de<text:s/>justificação, em razão da regressão cautelar de evento 31.</text:p>
      <text:p text:style-name="P3">Intimada, a Defesa pugnou pela progressão de regime e, posteriormente, a realização da audiência de justificação, evitando prejuízos ao apenado.</text:p>
      <text:p text:style-name="P4">É o relatório.</text:p>
      <text:p text:style-name="P5">Considerando que a homologação da falta grave pode influenciar tanto o requisito subjetivo, quanto o requisito objetivo do apenado, entendo necessária a sua oitiva em audiência de justificação.</text:p>
      <text:p text:style-name="P6">Assim sendo, determino que a inclusão destes autos na próxima pauta de audiência de justificação disponível.</text:p>
      <text:p text:style-name="P7">P.R.Cumpra-se com urgência.</text:p>
      <text:p text:style-name="Standard"/>
      <text:p text:style-name="P8"/>
      <text:p text:style-name="P9"><text:span text:style-name="T10">Vistos etc.</text:span><text:line-break/><text:span text:style-name="T11">Trata-se de execução de pena privativa de liberdade, atualmente em regime fechado, tendo a defesa requerido</text:span><text:line-break/><text:span text:style-name="T12">concessão de prisão domiciliar, alegando que o apenado é idoso, sendo do grupo de risco quanto à</text:span><text:span text:style-name="T13"><text:s/>pandemia do</text:span><text:line-break/><text:span text:style-name="T14">Coronavírus - COVID-19 (evento 14).</text:span><text:line-break/><text:span text:style-name="T15">Interveio o Ministério Público, opinando pelo indeferimento (evento 24).</text:span><text:line-break/><text:span text:style-name="T16">Relatados.</text:span><text:line-break/><text:span text:style-name="T17">De logo, quanto ao novo Coronavírus, o Poder Judiciário vem seguindo as recomendações do Ministério da</text:span><text:line-break/><text:span text:style-name="T18">Saúde e demais autor</text:span><text:span text:style-name="T19">idades sanitárias, no sentido da população permanecer em isolamento social.</text:span><text:line-break/><text:span text:style-name="T20">De seu lado, o sistema prisional adotou providências para evitar a contaminação dos presos, tendo inclusive</text:span><text:line-break/><text:span text:style-name="T21">determinado a higienização diária e rigorosa das dependências.</text:span><text:line-break/><text:span text:style-name="T22">A Recomen</text:span><text:span text:style-name="T23">dação do CNJ de nº 62, no art. 5º, incisos III e IV, dispõe que a concessão de prisão domiciliar deve</text:span><text:line-break/><text:span text:style-name="T24">ser concedida em caso de diagnóstico suspeito ou confirmado do COVID-19, mediante relatório da equipe de saúde.</text:span><text:line-break/><text:span text:style-name="T25">Aqui, o apenado está em regime fechado, co</text:span><text:span text:style-name="T26">m mais de seis anos de pena a cumprir e previsão de progressão de</text:span><text:line-break/><text:span text:style-name="T27">regime apenas para 05/01/2022, e não comprovou suspeita de COVID-19, de forma que a prisão domiciliar não se</text:span><text:line-break/><text:span text:style-name="T28">mostra indicada.</text:span><text:line-break/><text:span text:style-name="T29">De seu lado, o Conselho Regional de Medicina do Rio Grande do No</text:span><text:span text:style-name="T30">rte, ao responder ao Processo-Consulta</text:span><text:line-break/><text:span text:style-name="T31">CREMERN nº 04/2020, oferecendo o Parecer CREMERN nº 03/2020, deixou expresso:</text:span><text:line-break/><text:span text:style-name="T32">"...entendemos que a identificação pela administração penitenciária dos custodiados em grupo de risco, o</text:span><text:line-break/><text:span text:style-name="T33">seu monitoramento e isolamento dos</text:span><text:span text:style-name="T34"><text:s/>demais presos nos casos indicados, em consonância com a portaria</text:span><text:line-break/><text:span text:style-name="T35">interministerial supracitada, como também as medidas elencadas na Nota Técnica 10/2020 da Secretaria de</text:span><text:line-break/><text:span text:style-name="T36">Saúde do Rio Grande do Norte, desde que estritamente observadas, são adequadas e sufic</text:span><text:span text:style-name="T37">ientes para o</text:span><text:line-break/><text:span text:style-name="T38">enfrentamento da pandemia do coronavírus nas unidades prisionais, bem como para a preservação da</text:span><text:line-break/><text:span text:style-name="T39">saúde das pessoas privadas de liberdade."</text:span><text:line-break/><text:span text:style-name="T40">Ante o exposto, e em consonância com o parecer ministerial,</text:span><text:s/><text:span text:style-name="T41">, que visava colocar oindefiro o pleito da<text:s/></text:span><text:span text:style-name="T42">defesa</text:span><text:line-break/><text:span text:style-name="T43">apenado em prisão domiciliar.</text:span><text:line-break/><text:span text:style-name="T44">P.R.I</text:span></text:p>
      <text:p text:style-name="P45"/>
      <text:p text:style-name="P46"/>
      <text:p text:style-name="Textbody"/>
      <text:soft-page-break/>
      <text:p text:style-name="P47">revogacao de unificação em razao de erro material na soma</text:p>
      <text:p text:style-name="Textbody"/>
      <text:p text:style-name="P48">Trata-se de execução de pena de 10 (dez) anos e 09 (nove) meses de reclusão no regime fechado (evento 76.1) imposta a <text:s/>JONATHA ADELINO SOARES CAVALCANTI,<text:line-break/>que agora foi novamente condenado, desta feita <text:s/>a 01 (um) ano e 09 (nove) meses de reclusão no regime aberto, ação penal nº 0104661-34.2019.8.20.0001, (evento 1.5, pg.18)<text:line-break/></text:p>
      <text:p text:style-name="P49">Anoto que o penitente encontra-se custodiado na Cadeia Pública de Ceará-Mirim, conforme informações do<text:line-break/>SIAPEN nesta data.</text:p>
      <text:p text:style-name="P50"><text:line-break/>Entretanto, a decisão proferida no evento 113.1 unificou as penas em 12 (doze) anos e 03 (três) meses de<text:line-break/>reclusão, considerando a pena da nova condenação de 01 (um) ano e 06 (seis) meses de reclusão em regime aberto. Logo,<text:s/>se trata de nova condenação em 01 (um) ano e 09 (nove) meses de reclusão em regime aberto.<text:line-break/></text:p>
      <text:p text:style-name="P51">Relatados.<text:line-break/>Trata-se, na espécie, de concurso material de delitos, não se podendo ter os crimes como continuação entre si,<text:s/>impondo-se a soma das penas.</text:p>
      <text:p text:style-name="P52">Por oportuno, como a demora no julgamento do novo processo não pode ser debitada ao apenado, a data-base<text:s/>para futuros benefícios deve ser a da ultima falta grave, a do último crime ou do último atingimento ao requisito objetivo<text:s/>para progressão deferida, a que for mais recente.</text:p>
      <text:p text:style-name="P53"><text:line-break/>Isto posto,<text:s/>em razão do erro material relacionado ao quantum<text:s/>pena da nova condenação,<text:s/>torno sem efeitos a decisão do evento 113.1<text:s/>e<text:s/>unifico<text:s/>em<text:s/>12 (doze) anos e 06 (seis) meses<text:s/>de reclusão a pena privativa de liberdade em<text:s/>execução nestes autos, a ser cumprida em regime<text:s/>fechado,<text:s/>face ao saldo de pena.<text:s/></text:p>
      <text:p text:style-name="P54"><text:line-break/>P.R.I. Comunique-se ao estabelecimento prisional e atualize-se o atestado de pena a cumprir, bem como<text:s/>verifique-se a situação no BNMP.<text:s/></text:p>
      <text:p text:style-name="P55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2-01-11T08:38:00Z</meta:creation-date>
    <dc:date>2022-01-19T18:54:00Z</dc:date>
    <meta:template xlink:href="Normal.dotm" xlink:type="simple"/>
    <meta:editing-cycles>2</meta:editing-cycles>
    <meta:editing-duration>PT11760S</meta:editing-duration>
    <meta:document-statistic meta:page-count="2" meta:paragraph-count="9" meta:word-count="706" meta:character-count="4515" meta:row-count="31" meta:non-whitespace-character-count="3818"/>
  </office:meta>
</office:document-meta>
</file>